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3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353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4">
      <style:text-properties fo:font-size="16pt" style:font-size-asian="16pt" style:font-size-complex="16pt"/>
    </style:style>
    <style:style style:name="ce6" style:family="table-cell" style:parent-style-name="Default" style:data-style-name="N2">
      <style:text-properties fo:font-size="16pt" style:font-size-asian="16pt" style:font-size-complex="16pt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adhar" table:style-name="ta1">
        <table:shapes>
          <draw:frame draw:z-index="0" draw:style-name="gr1" draw:text-style-name="P1" svg:width="19.06cm" svg:height="11.418cm" svg:x="15.534cm" svg:y="2.289cm">
            <draw:object draw:notify-on-update-of-ranges="Aadhar.A2:Aadhar.A8 Aadhar.B2:Aadhar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p||m</text:p>
          </table:table-cell>
          <table:table-cell table:style-name="ce3" office:value-type="string" calcext:value-type="string">
            <text:p>Sym KL</text:p>
          </table:table-cell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Hindu</text:p>
          </table:table-cell>
          <table:table-cell office:value-type="float" office:value="0.0225776269" calcext:value-type="float">
            <text:p>0.0225776269</text:p>
          </table:table-cell>
          <table:table-cell office:value-type="float" office:value="-2.5842126769" calcext:value-type="float">
            <text:p>-2.58421267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T</text:p>
          </table:table-cell>
          <table:table-cell office:value-type="float" office:value="0.0086640909" calcext:value-type="float">
            <text:p>0.0086640909</text:p>
          </table:table-cell>
          <table:table-cell office:value-type="float" office:value="-2.5702991409" calcext:value-type="float">
            <text:p>-2.57029914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I</text:p>
          </table:table-cell>
          <table:table-cell office:value-type="float" office:value="0.0148069702" calcext:value-type="float">
            <text:p>0.0148069702</text:p>
          </table:table-cell>
          <table:table-cell office:value-type="float" office:value="-2.5764420202" calcext:value-type="float">
            <text:p>-2.57644202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leG</text:p>
          </table:table-cell>
          <table:table-cell office:value-type="float" office:value="0.0056218686" calcext:value-type="float">
            <text:p>0.0056218686</text:p>
          </table:table-cell>
          <table:table-cell office:value-type="float" office:value="-2.5672569185" calcext:value-type="float">
            <text:p>-2.56725691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E</text:p>
          </table:table-cell>
          <table:table-cell office:value-type="float" office:value="0.0204798858" calcext:value-type="float">
            <text:p>0.0204798858</text:p>
          </table:table-cell>
          <table:table-cell office:value-type="float" office:value="-2.5821149357" calcext:value-type="float">
            <text:p>-2.58211493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0.0452677149" calcext:value-type="float">
            <text:p>0.0452677149</text:p>
          </table:table-cell>
          <table:table-cell office:value-type="float" office:value="-2.6069027648" calcext:value-type="float">
            <text:p>-2.606902764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cH</text:p>
          </table:table-cell>
          <table:table-cell office:value-type="float" office:value="0.0059573676" calcext:value-type="float">
            <text:p>0.0059573676</text:p>
          </table:table-cell>
          <table:table-cell office:value-type="float" office:value="-2.5675924175" calcext:value-type="float">
            <text:p>-2.567592417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/>
          <table:table-cell table:style-name="ce3"/>
          <table:table-cell table:number-columns-repeated="10"/>
        </table:table-row>
        <table:table-row table:style-name="ro2" table:number-rows-repeated="7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 table:number-rows-repeated="7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3"/>
          <table:table-cell table:number-columns-repeated="3"/>
          <table:table-cell table:style-name="ce4" table:number-columns-repeated="7"/>
        </table:table-row>
        <table:table-row table:style-name="ro2">
          <table:table-cell table:style-name="ce3"/>
          <table:table-cell table:number-columns-repeated="11"/>
        </table:table-row>
        <table:table-row table:style-name="ro1" table:number-rows-repeated="3">
          <table:table-cell table:style-name="ce3"/>
          <table:table-cell table:number-columns-repeated="11"/>
        </table:table-row>
        <table:table-row table:style-name="ro3">
          <table:table-cell table:style-name="ce3"/>
          <table:table-cell table:number-columns-repeated="4"/>
          <table:table-cell table:style-name="ce5" table:number-columns-repeated="7"/>
        </table:table-row>
        <table:table-row table:style-name="ro2">
          <table:table-cell table:style-name="ce3"/>
          <table:table-cell table:number-columns-repeated="11"/>
        </table:table-row>
        <table:table-row table:style-name="ro1">
          <table:table-cell table:style-name="ce3"/>
          <table:table-cell table:number-columns-repeated="11"/>
        </table:table-row>
        <table:table-row table:style-name="ro3">
          <table:table-cell table:number-columns-repeated="5"/>
          <table:table-cell table:style-name="ce4"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5"/>
          <table:table-cell table:style-name="ce6" table:number-columns-repeated="7"/>
        </table:table-row>
      </table:table>
      <table:table table:name="GST" table:style-name="ta1">
        <table:shapes>
          <draw:frame draw:z-index="0" draw:style-name="gr1" draw:text-style-name="P1" svg:width="18.976cm" svg:height="11.732cm" svg:x="15.483cm" svg:y="2.261cm">
            <draw:object draw:notify-on-update-of-ranges="GST.A2:GST.A8 GST.B2:GST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p||m</text:p>
          </table:table-cell>
          <table:table-cell table:style-name="ce3" office:value-type="string" calcext:value-type="string">
            <text:p>Sym KL</text:p>
          </table:table-cell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Hindu</text:p>
          </table:table-cell>
          <table:table-cell office:value-type="float" office:value="0.0344339122" calcext:value-type="float">
            <text:p>0.0344339122</text:p>
          </table:table-cell>
          <table:table-cell office:value-type="float" office:value="-2.188707297" calcext:value-type="float">
            <text:p>-2.18870729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T</text:p>
          </table:table-cell>
          <table:table-cell office:value-type="float" office:value="0.0317044564" calcext:value-type="float">
            <text:p>0.0317044564</text:p>
          </table:table-cell>
          <table:table-cell office:value-type="float" office:value="-2.1859778413" calcext:value-type="float">
            <text:p>-2.185977841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I</text:p>
          </table:table-cell>
          <table:table-cell office:value-type="float" office:value="0.0170830339" calcext:value-type="float">
            <text:p>0.0170830339</text:p>
          </table:table-cell>
          <table:table-cell office:value-type="float" office:value="-2.1713564187" calcext:value-type="float">
            <text:p>-2.171356418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leG</text:p>
          </table:table-cell>
          <table:table-cell office:value-type="float" office:value="0.0273288924" calcext:value-type="float">
            <text:p>0.0273288924</text:p>
          </table:table-cell>
          <table:table-cell office:value-type="float" office:value="-2.1816022773" calcext:value-type="float">
            <text:p>-2.181602277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E</text:p>
          </table:table-cell>
          <table:table-cell office:value-type="float" office:value="0.0059719712" calcext:value-type="float">
            <text:p>0.0059719712</text:p>
          </table:table-cell>
          <table:table-cell office:value-type="float" office:value="-2.160245356" calcext:value-type="float">
            <text:p>-2.16024535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0.1310078287" calcext:value-type="float">
            <text:p>0.1310078287</text:p>
          </table:table-cell>
          <table:table-cell office:value-type="float" office:value="-2.2547820501" calcext:value-type="float">
            <text:p>-2.254782050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cH</text:p>
          </table:table-cell>
          <table:table-cell office:value-type="float" office:value="0.0278659272" calcext:value-type="float">
            <text:p>0.0278659272</text:p>
          </table:table-cell>
          <table:table-cell office:value-type="float" office:value="-2.1821393121" calcext:value-type="float">
            <text:p>-2.1821393121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2"/>
          <table:table-cell table:number-columns-repeated="15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style-name="ce3"/>
          <table:table-cell table:number-columns-repeated="15"/>
        </table:table-row>
        <table:table-row table:style-name="ro2" table:number-rows-repeated="3">
          <table:table-cell table:number-columns-repeated="16"/>
        </table:table-row>
        <table:table-row table:style-name="ro1">
          <table:table-cell table:style-name="ce3"/>
          <table:table-cell table:number-columns-repeated="15"/>
        </table:table-row>
        <table:table-row table:style-name="ro2">
          <table:table-cell table:style-name="ce3"/>
          <table:table-cell table:number-columns-repeated="15"/>
        </table:table-row>
        <table:table-row table:style-name="ro1" table:number-rows-repeated="4">
          <table:table-cell table:style-name="ce3"/>
          <table:table-cell table:number-columns-repeated="15"/>
        </table:table-row>
        <table:table-row table:style-name="ro2">
          <table:table-cell table:style-name="ce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/>
          <table:table-cell table:style-name="ce3"/>
          <table:table-cell table:number-columns-repeated="14"/>
        </table:table-row>
        <table:table-row table:style-name="ro1">
          <table:table-cell table:style-name="ce3"/>
          <table:table-cell table:number-columns-repeated="15"/>
        </table:table-row>
        <table:table-row table:style-name="ro2" table:number-rows-repeated="3">
          <table:table-cell table:style-name="ce3"/>
          <table:table-cell table:number-columns-repeated="15"/>
        </table:table-row>
        <table:table-row table:style-name="ro3">
          <table:table-cell table:style-name="ce3"/>
          <table:table-cell table:number-columns-repeated="5"/>
          <table:table-cell table:style-name="ce5" table:number-columns-repeated="6"/>
          <table:table-cell table:number-columns-repeated="4"/>
        </table:table-row>
        <table:table-row table:style-name="ro2">
          <table:table-cell table:style-name="ce3"/>
          <table:table-cell table:number-columns-repeated="15"/>
        </table:table-row>
        <table:table-row table:style-name="ro3">
          <table:table-cell table:style-name="ce3"/>
          <table:table-cell table:number-columns-repeated="8"/>
          <table:table-cell table:style-name="ce6" office:value-type="float" office:value="-2.63890354502694" calcext:value-type="float">
            <text:p>-2.64</text:p>
          </table:table-cell>
          <table:table-cell table:style-name="ce6" office:value-type="float" office:value="-1.63890354502694" calcext:value-type="float">
            <text:p>-1.64</text:p>
          </table:table-cell>
          <table:table-cell table:style-name="ce6" office:value-type="float" office:value="-0.63890354502694" calcext:value-type="float">
            <text:p>-0.64</text:p>
          </table:table-cell>
          <table:table-cell table:style-name="ce6" office:value-type="float" office:value="0.36109645497306" calcext:value-type="float">
            <text:p>0.36</text:p>
          </table:table-cell>
          <table:table-cell table:style-name="ce6" office:value-type="float" office:value="1.36109645497306" calcext:value-type="float">
            <text:p>1.36</text:p>
          </table:table-cell>
          <table:table-cell table:style-name="ce6" office:value-type="float" office:value="2.36109645497306" calcext:value-type="float">
            <text:p>2.36</text:p>
          </table:table-cell>
          <table:table-cell table:style-name="ce6" office:value-type="float" office:value="3.36109645497306" calcext:value-type="float">
            <text:p>3.36</text:p>
          </table:table-cell>
        </table:table-row>
        <table:table-row table:style-name="ro3">
          <table:table-cell table:number-columns-repeated="6"/>
          <table:table-cell table:style-name="ce4" table:number-columns-repeated="6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5"/>
          <table:table-cell table:style-name="ce6" table:number-columns-repeated="7"/>
          <table:table-cell table:number-columns-repeated="4"/>
        </table:table-row>
      </table:table>
      <table:table table:name="Farmer" table:style-name="ta1">
        <table:shapes>
          <draw:frame draw:z-index="0" draw:style-name="gr1" draw:text-style-name="P1" svg:width="18.893cm" svg:height="11.739cm" svg:x="15.621cm" svg:y="2.313cm">
            <draw:object draw:notify-on-update-of-ranges="Farmer.A2:Farmer.A8 Farmer.B2:Farmer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p||m</text:p>
          </table:table-cell>
          <table:table-cell table:style-name="ce3" office:value-type="string" calcext:value-type="string">
            <text:p>Sym KL</text:p>
          </table:table-cell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Hindu</text:p>
          </table:table-cell>
          <table:table-cell office:value-type="float" office:value="0.020073903801" calcext:value-type="float">
            <text:p>0.0200739038</text:p>
          </table:table-cell>
          <table:table-cell office:value-type="float" office:value="-1.66365774174" calcext:value-type="float">
            <text:p>-1.66365774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T</text:p>
          </table:table-cell>
          <table:table-cell office:value-type="float" office:value="0.11899477508" calcext:value-type="float">
            <text:p>0.1189947751</text:p>
          </table:table-cell>
          <table:table-cell office:value-type="float" office:value="-1.74841868094" calcext:value-type="float">
            <text:p>-1.748418680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I</text:p>
          </table:table-cell>
          <table:table-cell office:value-type="float" office:value="-0.00492792697072" calcext:value-type="float">
            <text:p>-0.004927927</text:p>
          </table:table-cell>
          <table:table-cell office:value-type="float" office:value="-1.63865591097" calcext:value-type="float">
            <text:p>-1.6386559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leG</text:p>
          </table:table-cell>
          <table:table-cell office:value-type="float" office:value="0.0902526178481" calcext:value-type="float">
            <text:p>0.0902526178</text:p>
          </table:table-cell>
          <table:table-cell office:value-type="float" office:value="-1.6884280266" calcext:value-type="float">
            <text:p>-1.68842802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E</text:p>
          </table:table-cell>
          <table:table-cell office:value-type="float" office:value="0.00674226478971" calcext:value-type="float">
            <text:p>0.0067422648</text:p>
          </table:table-cell>
          <table:table-cell office:value-type="float" office:value="-1.63616617065" calcext:value-type="float">
            <text:p>-1.63616617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0.210023229313" calcext:value-type="float">
            <text:p>0.2100232293</text:p>
          </table:table-cell>
          <table:table-cell office:value-type="float" office:value="-1.85360706725" calcext:value-type="float">
            <text:p>-1.85360706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cH</text:p>
          </table:table-cell>
          <table:table-cell office:value-type="float" office:value="-0.0172554014045" calcext:value-type="float">
            <text:p>-0.0172554014</text:p>
          </table:table-cell>
          <table:table-cell office:value-type="float" office:value="-1.62632843653" calcext:value-type="float">
            <text:p>-1.6263284365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style-name="ce2"/>
          <table:table-cell/>
          <table:table-cell table:style-name="ce7"/>
          <table:table-cell table:number-columns-repeated="9"/>
        </table:table-row>
        <table:table-row table:style-name="ro2" table:number-rows-repeated="7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style-name="ce3"/>
          <table:table-cell/>
          <table:table-cell table:style-name="ce7"/>
          <table:table-cell table:number-columns-repeated="9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>
          <table:table-cell table:style-name="ce3"/>
          <table:table-cell/>
          <table:table-cell table:style-name="ce7"/>
          <table:table-cell table:number-columns-repeated="9"/>
        </table:table-row>
        <table:table-row table:style-name="ro1" table:number-rows-repeated="5">
          <table:table-cell table:style-name="ce3"/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/>
          <table:table-cell table:style-name="ce3"/>
          <table:table-cell table:number-columns-repeated="3"/>
          <table:table-cell table:style-name="ce4" office:value-type="float" office:value="-1.66365774174" calcext:value-type="float">
            <text:p>-1.6636577417</text:p>
          </table:table-cell>
          <table:table-cell table:style-name="ce4" office:value-type="float" office:value="-1.74841868094" calcext:value-type="float">
            <text:p>-1.7484186809</text:p>
          </table:table-cell>
          <table:table-cell table:style-name="ce4" office:value-type="float" office:value="-1.63865591097" calcext:value-type="float">
            <text:p>-1.638655911</text:p>
          </table:table-cell>
          <table:table-cell table:style-name="ce4" office:value-type="float" office:value="-1.6884280266" calcext:value-type="float">
            <text:p>-1.6884280266</text:p>
          </table:table-cell>
          <table:table-cell table:style-name="ce4" office:value-type="float" office:value="-1.63616617065" calcext:value-type="float">
            <text:p>-1.6361661707</text:p>
          </table:table-cell>
          <table:table-cell table:style-name="ce4" office:value-type="float" office:value="-1.85360706725" calcext:value-type="float">
            <text:p>-1.8536070673</text:p>
          </table:table-cell>
          <table:table-cell table:style-name="ce4" office:value-type="float" office:value="-1.62632843653" calcext:value-type="float">
            <text:p>-1.6263284365</text:p>
          </table:table-cell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2">
          <table:table-cell table:style-name="ce3"/>
          <table:table-cell table:number-columns-repeated="4"/>
          <table:table-cell office:value-type="float" office:value="-3.00084351976" calcext:value-type="float">
            <text:p>-3.0008435198</text:p>
          </table:table-cell>
          <table:table-cell table:number-columns-repeated="6"/>
        </table:table-row>
        <table:table-row table:style-name="ro3">
          <table:table-cell table:style-name="ce3"/>
          <table:table-cell table:number-columns-repeated="4"/>
          <table:table-cell office:value-type="float" office:value="-2.84553249086" calcext:value-type="float">
            <text:p>-2.8455324909</text:p>
          </table:table-cell>
          <table:table-cell table:style-name="ce5" table:number-columns-repeated="6"/>
        </table:table-row>
        <table:table-row table:style-name="ro2">
          <table:table-cell table:style-name="ce3"/>
          <table:table-cell table:number-columns-repeated="4"/>
          <table:table-cell office:value-type="float" office:value="-2.80534959603" calcext:value-type="float">
            <text:p>-2.805349596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4"/>
          <table:table-cell office:value-type="float" office:value="-2.90775947364" calcext:value-type="float">
            <text:p>-2.9077594736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float" office:value="-2.79143914022" calcext:value-type="float">
            <text:p>-2.7914391402</text:p>
          </table:table-cell>
          <table:table-cell table:style-name="ce4" table:number-columns-repeated="6"/>
        </table:table-row>
        <table:table-row table:style-name="ro2">
          <table:table-cell table:number-columns-repeated="5"/>
          <table:table-cell office:value-type="float" office:value="-2.92352127274" calcext:value-type="float">
            <text:p>-2.923521272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-2.80263735909" calcext:value-type="float">
            <text:p>-2.8026373591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6" table:number-columns-repeated="7"/>
        </table:table-row>
      </table:table>
      <table:table table:name="Demonis" table:style-name="ta1">
        <table:shapes>
          <draw:frame draw:z-index="0" draw:style-name="gr1" draw:text-style-name="P1" svg:width="18.978cm" svg:height="11.259cm" svg:x="15.512cm" svg:y="2.262cm">
            <draw:object draw:notify-on-update-of-ranges="Demonis.A2:Demonis.A8 Demonis.B2:Demonis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p||m</text:p>
          </table:table-cell>
          <table:table-cell table:style-name="ce3" office:value-type="string" calcext:value-type="string">
            <text:p>Sym KL</text:p>
          </table:table-cell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Hindu</text:p>
          </table:table-cell>
          <table:table-cell office:value-type="float" office:value="0.0143914377728" calcext:value-type="float">
            <text:p>0.0143914378</text:p>
          </table:table-cell>
          <table:table-cell office:value-type="float" office:value="-2.4182974275" calcext:value-type="float">
            <text:p>-2.41829742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T</text:p>
          </table:table-cell>
          <table:table-cell office:value-type="float" office:value="0.00300918025116" calcext:value-type="float">
            <text:p>0.0030091803</text:p>
          </table:table-cell>
          <table:table-cell office:value-type="float" office:value="-2.40691517" calcext:value-type="float">
            <text:p>-2.406915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I</text:p>
          </table:table-cell>
          <table:table-cell office:value-type="float" office:value="0.0285376290227" calcext:value-type="float">
            <text:p>0.028537629</text:p>
          </table:table-cell>
          <table:table-cell office:value-type="float" office:value="-2.4324436187" calcext:value-type="float">
            <text:p>-2.43244361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leG</text:p>
          </table:table-cell>
          <table:table-cell office:value-type="float" office:value="0.00935596637701" calcext:value-type="float">
            <text:p>0.0093559664</text:p>
          </table:table-cell>
          <table:table-cell office:value-type="float" office:value="-2.4132619561" calcext:value-type="float">
            <text:p>-2.413261956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E</text:p>
          </table:table-cell>
          <table:table-cell office:value-type="float" office:value="0.00964984956595" calcext:value-type="float">
            <text:p>0.0096498496</text:p>
          </table:table-cell>
          <table:table-cell office:value-type="float" office:value="-2.4135558393" calcext:value-type="float">
            <text:p>-2.413555839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0.0842479626322" calcext:value-type="float">
            <text:p>0.0842479626</text:p>
          </table:table-cell>
          <table:table-cell office:value-type="float" office:value="-2.4881539523" calcext:value-type="float">
            <text:p>-2.48815395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cH</text:p>
          </table:table-cell>
          <table:table-cell office:value-type="float" office:value="0.0240012659181" calcext:value-type="float">
            <text:p>0.0240012659</text:p>
          </table:table-cell>
          <table:table-cell office:value-type="float" office:value="-2.4279072556" calcext:value-type="float">
            <text:p>-2.4279072556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style-name="ce2"/>
          <table:table-cell/>
          <table:table-cell table:style-name="ce7"/>
          <table:table-cell table:number-columns-repeated="9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style-name="ce3"/>
          <table:table-cell/>
          <table:table-cell table:style-name="ce7"/>
          <table:table-cell table:number-columns-repeated="9"/>
        </table:table-row>
        <table:table-row table:style-name="ro2" table:number-rows-repeated="2"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1">
          <table:table-cell table:style-name="ce3"/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1" table:number-rows-repeated="4">
          <table:table-cell table:style-name="ce3"/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3"/>
          <table:table-cell table:number-columns-repeated="3"/>
          <table:table-cell table:style-name="ce6" office:value-type="float" office:value="-2.1" calcext:value-type="float">
            <text:p>-2.10</text:p>
          </table:table-cell>
          <table:table-cell table:style-name="ce6" office:value-type="float" office:value="-2.04" calcext:value-type="float">
            <text:p>-2.04</text:p>
          </table:table-cell>
          <table:table-cell table:style-name="ce6" office:value-type="float" office:value="-2.34" calcext:value-type="float">
            <text:p>-2.34</text:p>
          </table:table-cell>
          <table:table-cell table:style-name="ce6" office:value-type="float" office:value="-2.17" calcext:value-type="float">
            <text:p>-2.17</text:p>
          </table:table-cell>
          <table:table-cell table:style-name="ce6" office:value-type="float" office:value="-2.01" calcext:value-type="float">
            <text:p>-2.01</text:p>
          </table:table-cell>
          <table:table-cell table:style-name="ce6" office:value-type="float" office:value="-2.07" calcext:value-type="float">
            <text:p>-2.07</text:p>
          </table:table-cell>
          <table:table-cell table:style-name="ce6" office:value-type="float" office:value="-2.08" calcext:value-type="float">
            <text:p>-2.08</text:p>
          </table:table-cell>
        </table:table-row>
        <table:table-row table:style-name="ro2">
          <table:table-cell table:style-name="ce3"/>
          <table:table-cell table:number-columns-repeated="11"/>
        </table:table-row>
        <table:table-row table:style-name="ro1">
          <table:table-cell table:style-name="ce3"/>
          <table:table-cell table:number-columns-repeated="11"/>
        </table:table-row>
        <table:table-row table:style-name="ro2" table:number-rows-repeated="2">
          <table:table-cell table:style-name="ce3"/>
          <table:table-cell table:number-columns-repeated="11"/>
        </table:table-row>
        <table:table-row table:style-name="ro3">
          <table:table-cell table:style-name="ce3"/>
          <table:table-cell table:number-columns-repeated="4"/>
          <table:table-cell table:style-name="ce5" table:number-columns-repeated="7"/>
        </table:table-row>
        <table:table-row table:style-name="ro2" table:number-rows-repeated="2">
          <table:table-cell table:style-name="ce3"/>
          <table:table-cell table:number-columns-repeated="11"/>
        </table:table-row>
        <table:table-row table:style-name="ro3">
          <table:table-cell table:number-columns-repeated="6"/>
          <table:table-cell table:style-name="ce4"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number-columns-repeated="6"/>
          <table:table-cell table:style-name="ce6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scientific-number number:decimal-places="13" number:min-integer-digits="1" number:min-exponent-digits="2"/>
    </number:number-style>
    <number:number-style style:name="N120">
      <number:number number:decimal-places="4" number:min-integer-digits="0" number:grouping="true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6:57:07.71802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7M15S</meta:editing-duration>
    <meta:editing-cycles>13</meta:editing-cycles>
    <meta:generator>LibreOffice/4.2.8.2$Linux_X86_64 LibreOffice_project/420m0$Build-2</meta:generator>
    <meta:creation-date>2019-01-07T18:36:24.696777974</meta:creation-date>
    <dc:date>2019-06-17T17:01:54.842261007</dc:date>
    <meta:document-statistic meta:table-count="4" meta:cell-count="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0.55" chart:origin="0" chart:reverse-direction="false" text:line-break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61cm" svg:height="11.419cm" xlink:href=".." xlink:type="simple" chart:class="chart:line" chart:style-name="ch1">
        <chart:plot-area chart:style-name="ch2" table:cell-range-address="Aadhar.A2:Aadhar.B8" chart:data-source-has-labels="column" svg:x="1.357cm" svg:y="0.416cm" svg:width="17.269cm" svg:height="10.14cm">
          <chartooo:coordinate-region svg:x="2.402cm" svg:y="0.416cm" svg:width="15.31cm" svg:height="9.07cm"/>
          <chart:axis chart:dimension="x" chart:name="primary-x" chart:style-name="ch3" chartooo:axis-type="auto">
            <chartooo:date-scale/>
            <chart:categories table:cell-range-address="Aadhar.A2:Aadhar.A8"/>
            <chart:grid chart:style-name="ch4" chart:class="major"/>
          </chart:axis>
          <chart:axis chart:dimension="y" chart:name="primary-y" chart:style-name="ch5">
            <chart:title svg:x="0.027cm" svg:y="7.733cm" chart:style-name="ch6">
              <text:p>KL Divergence</text:p>
            </chart:title>
            <chart:grid chart:style-name="ch4" chart:class="major"/>
          </chart:axis>
          <chart:series chart:style-name="ch7" chart:values-cell-range-address="Aadhar.B2:Aadhar.B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indu</text:p>
                <draw:g>
                  <svg:desc>Aadhar.A2:Aadhar.A8</svg:desc>
                </draw:g>
              </table:table-cell>
              <table:table-cell office:value-type="float" office:value="0.0225776269">
                <text:p>0.0225776269</text:p>
                <draw:g>
                  <svg:desc>Aadhar.B2:Aadhar.B8</svg:desc>
                </draw:g>
              </table:table-cell>
            </table:table-row>
            <table:table-row>
              <table:table-cell office:value-type="string">
                <text:p>HT</text:p>
              </table:table-cell>
              <table:table-cell office:value-type="float" office:value="0.0086640909">
                <text:p>0.0086640909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0148069702">
                <text:p>0.0148069702</text:p>
              </table:table-cell>
            </table:table-row>
            <table:table-row>
              <table:table-cell office:value-type="string">
                <text:p>TeleG</text:p>
              </table:table-cell>
              <table:table-cell office:value-type="float" office:value="0.0056218686">
                <text:p>0.0056218686</text:p>
              </table:table-cell>
            </table:table-row>
            <table:table-row>
              <table:table-cell office:value-type="string">
                <text:p>NIE</text:p>
              </table:table-cell>
              <table:table-cell office:value-type="float" office:value="0.0204798858">
                <text:p>0.0204798858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0.0452677149">
                <text:p>0.0452677149</text:p>
              </table:table-cell>
            </table:table-row>
            <table:table-row>
              <table:table-cell office:value-type="string">
                <text:p>DecH</text:p>
              </table:table-cell>
              <table:table-cell office:value-type="float" office:value="0.0059573676">
                <text:p>0.0059573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0.55" chart:origin="0" chart:reverse-direction="false" text:line-break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77cm" svg:height="11.733cm" xlink:href=".." xlink:type="simple" chart:class="chart:line" chart:style-name="ch1">
        <chart:plot-area chart:style-name="ch2" table:cell-range-address="GST.A2:GST.B8" chart:data-source-has-labels="column" svg:x="1.95cm" svg:y="0.474cm" svg:width="17.204cm" svg:height="10.391cm">
          <chartooo:coordinate-region svg:x="2.995cm" svg:y="0.474cm" svg:width="15.244cm" svg:height="9.321cm"/>
          <chart:axis chart:dimension="x" chart:name="primary-x" chart:style-name="ch3" chartooo:axis-type="auto">
            <chartooo:date-scale/>
            <chart:categories table:cell-range-address="GST.A2:GST.A8"/>
            <chart:grid chart:style-name="ch4" chart:class="major"/>
          </chart:axis>
          <chart:axis chart:dimension="y" chart:name="primary-y" chart:style-name="ch5">
            <chart:title svg:x="0cm" svg:y="8.542cm" chart:style-name="ch6">
              <text:p>KL Divergence</text:p>
            </chart:title>
            <chart:grid chart:style-name="ch4" chart:class="major"/>
          </chart:axis>
          <chart:series chart:style-name="ch7" chart:values-cell-range-address="GST.B2:GST.B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indu</text:p>
                <draw:g>
                  <svg:desc>GST.A2:GST.A8</svg:desc>
                </draw:g>
              </table:table-cell>
              <table:table-cell office:value-type="float" office:value="0.0344339122">
                <text:p>0.0344339122</text:p>
                <draw:g>
                  <svg:desc>GST.B2:GST.B8</svg:desc>
                </draw:g>
              </table:table-cell>
            </table:table-row>
            <table:table-row>
              <table:table-cell office:value-type="string">
                <text:p>HT</text:p>
              </table:table-cell>
              <table:table-cell office:value-type="float" office:value="0.0317044564">
                <text:p>0.0317044564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0170830339">
                <text:p>0.0170830339</text:p>
              </table:table-cell>
            </table:table-row>
            <table:table-row>
              <table:table-cell office:value-type="string">
                <text:p>TeleG</text:p>
              </table:table-cell>
              <table:table-cell office:value-type="float" office:value="0.0273288924">
                <text:p>0.0273288924</text:p>
              </table:table-cell>
            </table:table-row>
            <table:table-row>
              <table:table-cell office:value-type="string">
                <text:p>NIE</text:p>
              </table:table-cell>
              <table:table-cell office:value-type="float" office:value="0.0059719712">
                <text:p>0.0059719712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0.1310078287">
                <text:p>0.1310078287</text:p>
              </table:table-cell>
            </table:table-row>
            <table:table-row>
              <table:table-cell office:value-type="string">
                <text:p>DecH</text:p>
              </table:table-cell>
              <table:table-cell office:value-type="float" office:value="0.0278659272">
                <text:p>0.0278659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0.55" chart:origin="0" chart:reverse-direction="false" text:line-break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94cm" svg:height="11.74cm" xlink:href=".." xlink:type="simple" chart:class="chart:line" chart:style-name="ch1">
        <chart:plot-area chart:style-name="ch2" table:cell-range-address="Farmer.A2:Farmer.B8" chart:data-source-has-labels="column" svg:x="1.634cm" svg:y="1.062cm" svg:width="17.134cm" svg:height="9.804cm">
          <chartooo:coordinate-region svg:x="2.679cm" svg:y="1.062cm" svg:width="15.174cm" svg:height="8.734cm"/>
          <chart:axis chart:dimension="x" chart:name="primary-x" chart:style-name="ch3" chartooo:axis-type="auto">
            <chartooo:date-scale/>
            <chart:categories table:cell-range-address="Farmer.A2:Farmer.A8"/>
            <chart:grid chart:style-name="ch4" chart:class="major"/>
          </chart:axis>
          <chart:axis chart:dimension="y" chart:name="primary-y" chart:style-name="ch5">
            <chart:title svg:x="0.165cm" svg:y="7.985cm" chart:style-name="ch6">
              <text:p>KL Divergence</text:p>
            </chart:title>
            <chart:grid chart:style-name="ch4" chart:class="major"/>
          </chart:axis>
          <chart:series chart:style-name="ch7" chart:values-cell-range-address="Farmer.B2:Farmer.B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indu</text:p>
                <draw:g>
                  <svg:desc>Farmer.A2:Farmer.A8</svg:desc>
                </draw:g>
              </table:table-cell>
              <table:table-cell office:value-type="float" office:value="0.020073903801">
                <text:p>0.020073903801</text:p>
                <draw:g>
                  <svg:desc>Farmer.B2:Farmer.B8</svg:desc>
                </draw:g>
              </table:table-cell>
            </table:table-row>
            <table:table-row>
              <table:table-cell office:value-type="string">
                <text:p>HT</text:p>
              </table:table-cell>
              <table:table-cell office:value-type="float" office:value="0.11899477508">
                <text:p>0.11899477508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-0.00492792697072">
                <text:p>-0.00492792697072</text:p>
              </table:table-cell>
            </table:table-row>
            <table:table-row>
              <table:table-cell office:value-type="string">
                <text:p>TeleG</text:p>
              </table:table-cell>
              <table:table-cell office:value-type="float" office:value="0.0902526178481">
                <text:p>0.0902526178481</text:p>
              </table:table-cell>
            </table:table-row>
            <table:table-row>
              <table:table-cell office:value-type="string">
                <text:p>NIE</text:p>
              </table:table-cell>
              <table:table-cell office:value-type="float" office:value="0.00674226478971">
                <text:p>0.00674226478971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0.210023229313">
                <text:p>0.210023229313</text:p>
              </table:table-cell>
            </table:table-row>
            <table:table-row>
              <table:table-cell office:value-type="string">
                <text:p>DecH</text:p>
              </table:table-cell>
              <table:table-cell office:value-type="float" office:value="-0.0172554014045">
                <text:p>-0.0172554014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0.55" chart:origin="0" chart:reverse-direction="false" text:line-break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79cm" svg:height="11.26cm" xlink:href=".." xlink:type="simple" chart:class="chart:line" chart:style-name="ch1">
        <chart:plot-area chart:style-name="ch2" table:cell-range-address="Demonis.A2:Demonis.B8" chart:data-source-has-labels="column" svg:x="1.949cm" svg:y="0.478cm" svg:width="17.203cm" svg:height="9.99cm">
          <chartooo:coordinate-region svg:x="2.994cm" svg:y="0.478cm" svg:width="15.243cm" svg:height="8.92cm"/>
          <chart:axis chart:dimension="x" chart:name="primary-x" chart:style-name="ch3" chartooo:axis-type="auto">
            <chartooo:date-scale/>
            <chart:categories table:cell-range-address="Demonis.A2:Demonis.A8"/>
            <chart:grid chart:style-name="ch4" chart:class="major"/>
          </chart:axis>
          <chart:axis chart:dimension="y" chart:name="primary-y" chart:style-name="ch5">
            <chart:title svg:x="0cm" svg:y="8.193cm" chart:style-name="ch6">
              <text:p>KL Divergence</text:p>
            </chart:title>
            <chart:grid chart:style-name="ch4" chart:class="major"/>
          </chart:axis>
          <chart:series chart:style-name="ch7" chart:values-cell-range-address="Demonis.B2:Demonis.B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indu</text:p>
                <draw:g>
                  <svg:desc>Demonis.A2:Demonis.A8</svg:desc>
                </draw:g>
              </table:table-cell>
              <table:table-cell office:value-type="float" office:value="0.0143914377728">
                <text:p>0.0143914377728</text:p>
                <draw:g>
                  <svg:desc>Demonis.B2:Demonis.B8</svg:desc>
                </draw:g>
              </table:table-cell>
            </table:table-row>
            <table:table-row>
              <table:table-cell office:value-type="string">
                <text:p>HT</text:p>
              </table:table-cell>
              <table:table-cell office:value-type="float" office:value="0.00300918025116">
                <text:p>0.00300918025116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0285376290227">
                <text:p>0.0285376290227</text:p>
              </table:table-cell>
            </table:table-row>
            <table:table-row>
              <table:table-cell office:value-type="string">
                <text:p>TeleG</text:p>
              </table:table-cell>
              <table:table-cell office:value-type="float" office:value="0.00935596637701">
                <text:p>0.00935596637701</text:p>
              </table:table-cell>
            </table:table-row>
            <table:table-row>
              <table:table-cell office:value-type="string">
                <text:p>NIE</text:p>
              </table:table-cell>
              <table:table-cell office:value-type="float" office:value="0.00964984956595">
                <text:p>0.00964984956595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0.0842479626322">
                <text:p>0.0842479626322</text:p>
              </table:table-cell>
            </table:table-row>
            <table:table-row>
              <table:table-cell office:value-type="string">
                <text:p>DecH</text:p>
              </table:table-cell>
              <table:table-cell office:value-type="float" office:value="0.0240012659181">
                <text:p>0.0240012659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